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1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3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3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02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28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1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12-2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11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10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09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08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07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06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05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04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03-2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02-2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3-01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12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11-2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10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09-2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08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08-09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07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06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05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03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02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2-01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12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11-2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10-2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09-2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08-2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07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07-1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06-2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05-2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04-28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03-3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02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1-01-26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12-3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11-2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10-2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09-2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08-30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07-30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06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05-2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04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03-3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02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20-01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12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11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10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09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08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07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06-26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05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04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03-2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02-2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9-01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12-2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11-29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10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09-2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08-2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07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06-2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05-3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03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02-2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8-01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12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11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10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09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08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07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06-2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05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04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03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02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7-01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12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11-3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10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09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08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07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06-2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05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04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03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02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6-01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12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11-2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10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09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08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07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06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05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04-3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03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02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5-01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12-2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11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09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08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07-29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06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05-28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04-2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04-0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02-2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4-01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12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11-2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10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09-2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08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07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06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05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04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03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03-0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3-01-2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12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11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10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09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08-2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08-0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06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05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04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03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02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2-01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12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11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10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09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08-2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07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06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05-24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04-26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03-2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02-2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1-01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12-2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11-22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10-28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09-3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08-24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07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06-2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05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04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03-2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02-22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10-01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9-12-2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9-11-2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9-10-26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9-09-22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9-08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9-07-2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9-06-2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9-04-2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9-03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9-02-2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9-01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12-2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11-2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10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09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08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07-2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06-2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05-2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04-2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03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02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8-01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12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11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10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09-26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08-23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07-2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06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05-2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04-25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03-2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02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7-01-2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12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11-2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10-2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09-26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08-28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07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06-2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05-24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04-2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03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02-2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6-01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12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11-3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10-27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09-2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08-2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07-2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06-2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05-2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04-2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03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02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5-01-1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12-2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11-2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09-2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08-26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07-21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06-2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05-27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04-26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03-2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02-23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4-01-2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12-2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11-2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10-27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09-29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08-27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07-2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06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05-28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04-28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03-26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02-2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3-01-2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12-2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11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10-3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09-26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08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07-2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06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05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05-16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04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03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03-0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2-01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12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11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10-2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09-28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08-2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07-3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06-2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05-3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04-24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03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02-2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1-01-2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12-1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11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10-25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09-27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08-3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07-2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06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05-24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04-2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03-2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02-2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2000-01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9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8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7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6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5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W-01</text:p>
          </table:table-cell>
          <table:table-cell office:value-type="string" calcext:value-type="string">
            <text:p>New London, NH Overburden Well 1</text:p>
          </table:table-cell>
          <table:table-cell office:value-type="string" calcext:value-type="string">
            <text:p>194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38" meta:object-count="0"/>
    <meta:user-defined meta:name="AppVersion">3.0</meta:user-defined>
  </office:meta>
</office:document-meta>
</file>